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58cm" svg:height="1.657cm" svg:x="1.057cm" svg:y="1.074cm">
          <draw:text-box>
            <text:p>for ch in “abc”:</text:p>
            <text:p><text:s text:c="4"/>print(2*ch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8T16:35:59.842096000</meta:creation-date>
    <dc:date>2015-10-18T16:37:22.511624000</dc:date>
    <meta:editing-duration>PT1M23S</meta:editing-duration>
    <meta:editing-cycles>1</meta:editing-cycles>
    <meta:document-statistic meta:object-count="1"/>
    <meta:generator>LibreOffice/4.4.2.2$MacOSX_X86_64 LibreOffice_project/c4c7d32d0d49397cad38d62472b0bc8acff48dd6</meta:generator>
  </office:meta>
</office:document-meta>
</file>